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5e3f0"/>
    </style:style>
    <style:style style:name="gr2" style:family="graphic" style:parent-style-name="standard">
      <style:graphic-properties draw:stroke="none" draw:fill="solid" draw:fill-color="#2c2e35"/>
    </style:style>
    <style:style style:name="gr3" style:family="graphic" style:parent-style-name="standard">
      <style:graphic-properties draw:stroke="none" draw:fill="solid" draw:fill-color="#0b81c8"/>
    </style:style>
    <style:style style:name="gr4" style:family="graphic" style:parent-style-name="standard">
      <style:graphic-properties draw:stroke="solid" svg:stroke-width="0.066cm" svg:stroke-color="#0b81c8" draw:stroke-linejoin="miter" svg:stroke-linecap="butt" draw:fill="none" fo:padding-top="0.033cm" fo:padding-bottom="0.033cm" fo:padding-left="0.033cm" fo:padding-right="0.033cm"/>
    </style:style>
    <style:style style:name="gr5" style:family="graphic" style:parent-style-name="standard">
      <style:graphic-properties draw:stroke="none" draw:fill="solid" draw:fill-color="#ff2e17"/>
    </style:style>
    <style:style style:name="P1" style:family="paragraph">
      <loext:graphic-properties draw:fill="solid" draw:fill-color="#e5e3f0"/>
    </style:style>
    <style:style style:name="P2" style:family="paragraph">
      <loext:graphic-properties draw:fill="solid" draw:fill-color="#2c2e35"/>
    </style:style>
    <style:style style:name="P3" style:family="paragraph">
      <loext:graphic-properties draw:fill="solid" draw:fill-color="#0b81c8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2e1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6.82cm" svg:height="7.018cm" svg:x="2.321cm" svg:y="1.326cm" svg:viewBox="0 0 16821 7019" draw:points="0,0 16821,0 16821,7019 0,7019">
          <text:p/>
        </draw:polygon>
        <draw:path draw:style-name="gr2" draw:text-style-name="P2" draw:layer="layout" svg:width="0.136cm" svg:height="0.193cm" svg:x="10.943cm" svg:y="3.853cm" svg:viewBox="0 0 137 194" svg:d="M0 194v-190h27v44h1c11-32 30-48 60-48 16 0 28 6 36 17 9 11 13 24 13 41v136h-27v-106c0-21-2-35-4-43-4-12-12-18-24-18-16 0-31 10-41 31-9 18-14 38-14 58v78z">
          <text:p/>
        </draw:path>
        <draw:path draw:style-name="gr2" draw:text-style-name="P2" draw:layer="layout" svg:width="0.109cm" svg:height="0.254cm" svg:x="11.124cm" svg:y="3.796cm" svg:viewBox="0 0 110 255" svg:d="M108 229v24c-9 2-16 2-23 2-19 0-34-3-42-11s-12-20-12-37v-123h-31v-23h31v-44l28-17v61h51v23h-51v117c0 21 11 31 31 31 5 0 11-1 18-3z">
          <text:p/>
        </draw:path>
        <draw:path draw:style-name="gr2" draw:text-style-name="P2" draw:layer="layout" svg:width="0.14cm" svg:height="0.197cm" svg:x="11.261cm" svg:y="3.853cm" svg:viewBox="0 0 141 198" svg:d="M31 58h79c0-8-3-16-8-23-7-8-16-13-29-13-23 0-37 12-42 36zM137 170v23c-12 3-27 5-44 5-30 0-53-9-68-26-17-18-25-45-25-80 0-29 6-51 18-67 13-17 32-25 57-25 22 0 38 7 50 20 11 13 16 30 16 52v9h-110v11c0 19 5 38 13 53 12 20 31 30 55 30 10 0 23-1 38-5z">
          <text:p/>
        </draw:path>
        <draw:path draw:style-name="gr2" draw:text-style-name="P2" draw:layer="layout" svg:width="0.091cm" svg:height="0.193cm" svg:x="11.45cm" svg:y="3.853cm" svg:viewBox="0 0 92 194" svg:d="M0 194v-190h28v37h1c12-28 33-41 63-41v29c-21 0-36 8-48 24-10 15-16 37-16 63v78z">
          <text:p/>
        </draw:path>
        <draw:path draw:style-name="gr2" draw:text-style-name="P2" draw:layer="layout" svg:width="0.091cm" svg:height="0.193cm" svg:x="11.575cm" svg:y="3.853cm" svg:viewBox="0 0 92 194" svg:d="M0 194v-190h27v37h1c12-28 33-41 64-41v29c-22 0-38 8-49 24-11 15-16 37-16 63v78z">
          <text:p/>
        </draw:path>
        <draw:path draw:style-name="gr2" draw:text-style-name="P2" draw:layer="layout" svg:width="0.135cm" svg:height="0.193cm" svg:x="11.698cm" svg:y="3.857cm" svg:viewBox="0 0 136 194" svg:d="M109 190v-44c-10 32-30 48-59 48-16 0-29-5-38-17-8-11-12-24-12-41v-136h27v106c0 21 1 35 5 43 3 12 12 18 24 18 16 0 30-10 40-31 9-18 13-37 13-58v-78h27v190z">
          <text:p/>
        </draw:path>
        <draw:path draw:style-name="gr2" draw:text-style-name="P2" draw:layer="layout" svg:width="0.141cm" svg:height="0.278cm" svg:x="11.899cm" svg:y="3.853cm" svg:viewBox="0 0 142 279" svg:d="M28 98c0 22 3 41 11 55 8 15 19 22 32 22 27 0 40-27 40-83 0-47-13-70-39-70-14 0-26 9-34 26-7 14-10 31-10 50zM0 279v-275h28v32c3-9 8-16 15-23 10-9 21-13 35-13 43 0 64 32 64 97 0 28-5 52-14 70-12 21-28 31-50 31-25 0-42-11-50-35v116z">
          <text:p/>
        </draw:path>
        <draw:path draw:style-name="gr2" draw:text-style-name="P2" draw:layer="layout" svg:width="0.108cm" svg:height="0.254cm" svg:x="12.072cm" svg:y="3.796cm" svg:viewBox="0 0 109 255" svg:d="M108 229v24c-9 2-17 2-24 2-20 0-33-3-41-11-9-8-13-20-13-37v-123h-30v-23h30v-44l27-17v61h52v23h-52v117c0 21 11 31 32 31 5 0 11-1 19-3z">
          <text:p/>
        </draw:path>
        <draw:path draw:style-name="gr2" draw:text-style-name="P2" draw:layer="layout" svg:width="0.155cm" svg:height="0.197cm" svg:x="12.208cm" svg:y="3.853cm" svg:viewBox="0 0 156 198" svg:d="M31 98c0 52 16 77 47 77s47-25 47-77c0-50-16-76-47-76s-47 26-47 76zM78 198c-26 0-47-9-60-28-12-17-18-42-18-71 0-30 6-53 18-70 13-20 34-29 60-29s46 9 60 29c12 17 18 40 18 70 0 29-6 54-18 71-14 19-34 28-60 28z">
          <text:p/>
        </draw:path>
        <draw:path draw:style-name="gr2" draw:text-style-name="P2" draw:layer="layout" svg:width="0.091cm" svg:height="0.193cm" svg:x="12.412cm" svg:y="3.853cm" svg:viewBox="0 0 92 194" svg:d="M0 194v-190h27v37h1c12-28 34-41 64-41v29c-21 0-37 8-49 24-11 15-16 37-16 63v78z">
          <text:p/>
        </draw:path>
        <draw:path draw:style-name="gr2" draw:text-style-name="P2" draw:layer="layout" svg:width="0.142cm" svg:height="0.278cm" svg:x="12.626cm" svg:y="3.772cm" svg:viewBox="0 0 143 279" svg:d="M31 186c0 47 13 70 39 70 14 0 26-8 34-25 7-16 11-32 11-51 0-22-4-40-11-54-8-15-19-23-33-23-27 0-40 28-40 83zM115 275v-32h-1c-3 9-8 16-15 23-9 9-21 13-34 13-44 0-65-32-65-98 0-28 5-51 15-69 11-21 28-31 49-31 25 0 42 12 50 35h1v-116h28v275z">
          <text:p/>
        </draw:path>
        <draw:path draw:style-name="gr2" draw:text-style-name="P2" draw:layer="layout" svg:width="0.14cm" svg:height="0.197cm" svg:x="12.818cm" svg:y="3.853cm" svg:viewBox="0 0 141 198" svg:d="M31 58h79c0-8-3-16-8-23-7-8-17-13-29-13-23 0-38 12-42 36zM136 170v23c-12 3-26 5-43 5-30 0-53-9-69-26-16-18-24-45-24-80 0-29 6-51 18-67 12-17 32-25 57-25 21 0 38 7 49 20s17 30 17 52v9h-110v11c0 19 4 38 14 53 12 20 30 30 54 30 10 0 22-1 37-5z">
          <text:p/>
        </draw:path>
        <draw:polygon draw:style-name="gr2" draw:text-style-name="P2" draw:layer="layout" svg:width="0.077cm" svg:height="0.252cm" svg:x="13.128cm" svg:y="3.794cm" svg:viewBox="0 0 78 253" draw:points="49,253 49,31 0,63 0,33 53,0 78,0 78,253">
          <text:p/>
        </draw:polygon>
        <draw:path draw:style-name="gr2" draw:text-style-name="P2" draw:layer="layout" svg:width="0.14cm" svg:height="0.197cm" svg:x="13.399cm" svg:y="3.853cm" svg:viewBox="0 0 141 198" svg:d="M32 58h78c0-8-3-16-8-23-7-8-17-13-29-13-23 0-36 12-41 36zM136 170v23c-12 3-26 5-43 5-29 0-52-9-68-26-17-18-25-45-25-80 0-29 6-51 19-67 13-17 31-25 56-25 21 0 38 7 49 20s17 30 17 52v9h-109v11c0 19 4 38 13 53 12 20 30 30 54 30 10 0 22-1 37-5z">
          <text:p/>
        </draw:path>
        <draw:path draw:style-name="gr2" draw:text-style-name="P2" draw:layer="layout" svg:width="0.126cm" svg:height="0.275cm" svg:x="13.567cm" svg:y="3.771cm" svg:viewBox="0 0 127 276" svg:d="M32 276v-167h-32v-23h32v-26c0-40 21-60 62-60 11 0 22 1 33 4v24c-11-4-20-5-28-5-27 0-40 14-40 43v20h54v23h-54v167z">
          <text:p/>
        </draw:path>
        <draw:path draw:style-name="gr2" draw:text-style-name="P2" draw:layer="layout" svg:width="0.14cm" svg:height="0.197cm" svg:x="13.7cm" svg:y="3.853cm" svg:viewBox="0 0 141 198" svg:d="M31 58h78c0-8-3-16-8-23-7-8-17-13-29-13-23 0-36 12-41 36zM136 170v23c-13 3-27 5-44 5-29 0-52-9-68-26-16-18-24-45-24-80 0-29 6-51 18-67 13-17 31-25 56-25 21 0 38 7 49 20 12 13 18 30 18 52v9h-110v11c0 19 4 38 13 53 12 20 30 30 54 30 10 0 22-1 38-5z">
          <text:p/>
        </draw:path>
        <draw:path draw:style-name="gr2" draw:text-style-name="P2" draw:layer="layout" svg:width="0.142cm" svg:height="0.197cm" svg:x="13.875cm" svg:y="3.853cm" svg:viewBox="0 0 143 198" svg:d="M138 171v22c-12 4-25 5-39 5-31 0-55-8-72-26-18-18-27-44-27-78 0-63 27-94 79-94 23 0 40 6 51 19 9 11 13 25 13 43h-32c0-27-11-40-34-40-15 0-27 8-35 23-6 11-10 26-10 43 0 23 5 43 14 58 13 19 33 29 61 29 13 0 23-1 31-4z">
          <text:p/>
        </draw:path>
        <draw:path draw:style-name="gr2" draw:text-style-name="P2" draw:layer="layout" svg:width="0.109cm" svg:height="0.254cm" svg:x="14.04cm" svg:y="3.796cm" svg:viewBox="0 0 110 255" svg:d="M108 229v24c-9 2-17 2-24 2-18 0-33-3-41-11s-12-20-12-37v-123h-31v-23h31v-44l28-17v61h51v23h-51v117c0 21 10 31 31 31 5 0 11-1 18-3z">
          <text:p/>
        </draw:path>
        <draw:path draw:style-name="gr2" draw:text-style-name="P2" draw:layer="layout" svg:width="0.155cm" svg:height="0.197cm" svg:x="14.176cm" svg:y="3.853cm" svg:viewBox="0 0 156 198" svg:d="M31 98c0 52 16 77 48 77 31 0 46-25 46-77 0-50-15-76-46-76-32 0-48 26-48 76zM79 198c-28 0-48-9-61-28-12-17-18-42-18-71 0-30 6-53 18-70 13-20 33-29 61-29 26 0 46 9 59 29 12 17 18 40 18 70 0 29-6 54-18 71-13 19-33 28-59 28z">
          <text:p/>
        </draw:path>
        <draw:path draw:style-name="gr2" draw:text-style-name="P2" draw:layer="layout" svg:width="0.16cm" svg:height="0.274cm" svg:x="3.831cm" svg:y="7.11cm" svg:viewBox="0 0 161 275" svg:d="M31 145v104h36c42 0 63-17 63-51 0-16-6-29-17-39-11-9-25-14-42-14zM31 26v94h26c41 0 60-17 60-49 0-30-18-45-55-45zM0 275v-275h73c23 0 41 6 54 17 14 12 21 29 21 52 0 31-13 51-40 61 35 9 53 33 53 71 0 26-9 46-27 58-15 11-35 16-61 16z">
          <text:p/>
        </draw:path>
        <draw:path draw:style-name="gr2" draw:text-style-name="P2" draw:layer="layout" svg:width="0.154cm" svg:height="0.198cm" svg:x="4.029cm" svg:y="7.191cm" svg:viewBox="0 0 155 199" svg:d="M31 99c0 51 15 77 47 77 31 0 46-26 46-77s-15-76-46-76c-32 0-47 25-47 76zM78 199c-28 0-47-10-61-29-11-17-17-41-17-71s6-53 17-70c14-19 33-29 61-29 26 0 46 10 60 29 11 17 17 40 17 70s-6 54-17 71c-14 19-34 29-60 29z">
          <text:p/>
        </draw:path>
        <draw:path draw:style-name="gr2" draw:text-style-name="P2" draw:layer="layout" svg:width="0.142cm" svg:height="0.198cm" svg:x="4.219cm" svg:y="7.191cm" svg:viewBox="0 0 143 199" svg:d="M138 172v21c-12 4-25 6-39 6-32 0-56-9-73-27-17-17-26-44-26-78 0-63 26-94 77-94 24 0 42 7 53 20 9 10 13 24 13 42h-32c0-26-11-39-35-39-15 0-27 7-35 22-6 12-10 26-10 43 0 23 5 42 14 58 13 20 33 30 62 30 13 0 23-2 31-4z">
          <text:p/>
        </draw:path>
        <draw:path draw:style-name="gr2" draw:text-style-name="P2" draw:layer="layout" svg:width="0.135cm" svg:height="0.198cm" svg:x="4.387cm" svg:y="7.191cm" svg:viewBox="0 0 136 199" svg:d="M110 108h-16c-14 0-27 2-39 7-15 8-23 18-23 33 0 9 2 16 8 21 5 4 11 7 18 7 9 0 18-3 26-8 8-6 15-13 18-22 5-12 8-24 8-38zM110 194v-25c-4 7-10 13-18 18-12 8-25 12-40 12-16 0-28-5-38-14-9-10-14-23-14-39 0-21 12-37 34-48 17-8 36-12 58-12 8 0 14-1 18-2 0-19 0-31-1-35-3-18-15-26-35-26-23 0-36 10-39 30h-30c0-15 5-26 15-36 12-11 30-17 53-17 42 0 63 20 63 61v133z">
          <text:p/>
        </draw:path>
        <draw:polygon draw:style-name="gr2" draw:text-style-name="P2" draw:layer="layout" svg:width="0.162cm" svg:height="0.274cm" svg:x="4.657cm" svg:y="7.11cm" svg:viewBox="0 0 163 275" draw:points="65,275 65,26 0,26 0,0 163,0 163,26 97,26 97,275">
          <text:p/>
        </draw:polygon>
        <draw:path draw:style-name="gr2" draw:text-style-name="P2" draw:layer="layout" svg:width="0.172cm" svg:height="0.279cm" svg:x="4.85cm" svg:y="7.11cm" svg:viewBox="0 0 173 280" svg:d="M173 0v186c0 26-4 47-13 61-13 22-39 33-75 33-57 0-85-31-85-94v-186h31v180c0 22 2 39 7 49 8 17 25 25 48 25 25 0 41-8 49-25 5-9 7-26 7-49v-180z">
          <text:p/>
        </draw:path>
        <draw:polygon draw:style-name="gr2" draw:text-style-name="P2" draw:layer="layout" svg:width="0.136cm" svg:height="0.274cm" svg:x="5.087cm" svg:y="7.11cm" svg:viewBox="0 0 137 275" draw:points="0,275 0,0 137,0 137,26 32,26 32,119 129,119 129,145 32,145 32,249 137,249 137,275">
          <text:p/>
        </draw:polygon>
        <draw:path draw:style-name="gr2" draw:text-style-name="P2" draw:layer="layout" svg:width="0.16cm" svg:height="0.273cm" svg:x="3.831cm" svg:y="5.995cm" svg:viewBox="0 0 161 274" svg:d="M31 145v104h36c42 0 63-17 63-52 0-16-6-29-17-39-11-9-25-13-42-13zM31 25v94h26c41 0 60-16 60-50 0-29-18-44-55-44zM0 274v-274h73c23 0 41 5 54 17 14 12 21 28 21 50 0 32-13 52-40 62v1c35 8 53 32 53 70 0 26-9 46-27 59-15 10-35 15-61 15z">
          <text:p/>
        </draw:path>
        <draw:path draw:style-name="gr2" draw:text-style-name="P2" draw:layer="layout" svg:width="0.154cm" svg:height="0.198cm" svg:x="4.029cm" svg:y="6.075cm" svg:viewBox="0 0 155 199" svg:d="M31 100c0 51 15 76 47 76 31 0 46-25 46-76 0-52-15-77-46-77-32 0-47 25-47 77zM78 199c-28 0-47-10-61-29-11-17-17-40-17-70s6-54 17-71c14-19 33-29 61-29 26 0 46 10 60 29 11 17 17 41 17 71s-6 53-17 70c-14 19-34 29-60 29z">
          <text:p/>
        </draw:path>
        <draw:path draw:style-name="gr2" draw:text-style-name="P2" draw:layer="layout" svg:width="0.142cm" svg:height="0.198cm" svg:x="4.219cm" svg:y="6.075cm" svg:viewBox="0 0 143 199" svg:d="M138 172v22c-12 3-25 5-39 5-32 0-56-9-73-26-17-18-26-44-26-77 0-64 26-96 77-96 24 0 42 7 53 20 9 10 13 25 13 42h-32c0-26-11-39-35-39-15 0-27 7-35 22-6 12-10 26-10 45 0 23 5 42 14 56 13 20 33 30 62 30 13 0 23-1 31-4z">
          <text:p/>
        </draw:path>
        <draw:path draw:style-name="gr2" draw:text-style-name="P2" draw:layer="layout" svg:width="0.135cm" svg:height="0.198cm" svg:x="4.387cm" svg:y="6.075cm" svg:viewBox="0 0 136 199" svg:d="M110 109h-16c-14 0-27 2-39 8-15 7-23 18-23 32 0 8 2 15 8 20 5 5 11 7 18 7 9 0 18-3 26-8s15-13 18-21c5-11 8-24 8-38zM110 195v-25c-4 6-10 12-18 18-12 7-25 11-40 11-16 0-28-5-38-14-9-9-14-22-14-39 0-20 12-35 34-46 17-9 36-13 58-13 8 0 14 0 18-1 0-21 0-33-1-37-3-17-15-26-35-26-23 0-36 10-39 30h-30c0-14 5-26 15-35 12-12 30-18 53-18 42 0 63 20 63 61v134z">
          <text:p/>
        </draw:path>
        <draw:polygon draw:style-name="gr2" draw:text-style-name="P2" draw:layer="layout" svg:width="0.162cm" svg:height="0.273cm" svg:x="4.657cm" svg:y="5.995cm" svg:viewBox="0 0 163 274" draw:points="65,274 65,25 0,25 0,0 163,0 163,25 97,25 97,274">
          <text:p/>
        </draw:polygon>
        <draw:path draw:style-name="gr2" draw:text-style-name="P2" draw:layer="layout" svg:width="0.172cm" svg:height="0.278cm" svg:x="4.85cm" svg:y="5.995cm" svg:viewBox="0 0 173 279" svg:d="M173 0v185c0 26-4 47-13 61-13 22-39 33-75 33-57 0-85-31-85-94v-185h31v180c0 21 2 37 7 48 8 17 25 25 48 25 25 0 41-8 49-25 5-10 7-26 7-48v-180z">
          <text:p/>
        </draw:path>
        <draw:path draw:style-name="gr2" draw:text-style-name="P2" draw:layer="layout" svg:width="0.19cm" svg:height="0.283cm" svg:x="5.074cm" svg:y="5.99cm" svg:viewBox="0 0 191 284" svg:d="M189 124v133c-6 5-15 10-26 15-18 8-35 12-54 12-73 0-109-51-109-152 0-38 7-69 23-92 17-26 44-40 79-40 27 0 48 8 65 23 16 14 24 33 24 56h-35c0-14-5-26-13-35-9-12-23-18-41-18-46 0-69 36-69 107 0 83 25 124 74 124 22 0 39-5 51-15v-92h-63v-26z">
          <text:p/>
        </draw:path>
        <draw:path draw:style-name="gr2" draw:text-style-name="P2" draw:layer="layout" svg:width="0.16cm" svg:height="0.274cm" svg:x="3.831cm" svg:y="4.879cm" svg:viewBox="0 0 161 275" svg:d="M31 145v104h36c42 0 63-17 63-51 0-17-6-30-17-39s-25-14-42-14zM31 26v93h26c41 0 60-16 60-50 0-29-18-43-55-43zM0 275v-275h73c23 0 41 6 54 17 14 12 21 29 21 50 0 33-13 53-40 62v1c35 9 53 32 53 71 0 26-9 45-27 58-15 10-35 16-61 16z">
          <text:p/>
        </draw:path>
        <draw:path draw:style-name="gr2" draw:text-style-name="P2" draw:layer="layout" svg:width="0.154cm" svg:height="0.197cm" svg:x="4.029cm" svg:y="4.96cm" svg:viewBox="0 0 155 198" svg:d="M31 99c0 51 15 76 47 76 31 0 46-25 46-76 0-50-15-76-46-76-32 0-47 26-47 76zM78 198c-28 0-47-9-61-28-11-17-17-41-17-70 0-30 6-53 17-70 14-20 33-30 61-30 26 0 46 10 60 30 11 17 17 40 17 70 0 29-6 53-17 70-14 19-34 28-60 28z">
          <text:p/>
        </draw:path>
        <draw:path draw:style-name="gr2" draw:text-style-name="P2" draw:layer="layout" svg:width="0.142cm" svg:height="0.197cm" svg:x="4.219cm" svg:y="4.96cm" svg:viewBox="0 0 143 198" svg:d="M138 171v22c-12 3-25 5-39 5-32 0-56-9-73-26-17-18-26-43-26-77 0-63 26-95 77-95 24 0 42 6 53 20 9 11 13 25 13 43h-32c0-27-11-40-35-40-15 0-27 8-35 22-6 12-10 27-10 44 0 23 5 42 14 56 13 20 33 30 62 30 13 0 23-1 31-4z">
          <text:p/>
        </draw:path>
        <draw:path draw:style-name="gr2" draw:text-style-name="P2" draw:layer="layout" svg:width="0.135cm" svg:height="0.197cm" svg:x="4.387cm" svg:y="4.96cm" svg:viewBox="0 0 136 198" svg:d="M110 108h-16c-14 0-27 3-39 8-15 7-23 18-23 32 0 8 2 15 8 20 5 5 11 7 18 7 9 0 18-2 26-8 8-5 15-12 18-21 5-11 8-24 8-38zM110 194v-25c-4 6-10 12-18 18-12 7-25 11-40 11-16 0-28-4-38-14-9-9-14-22-14-39 0-20 12-35 34-46 17-9 36-13 58-13 8 0 14 0 18-1 0-20 0-32-1-36-3-17-15-26-35-26-23 0-36 10-39 30h-30c0-14 5-26 15-35 12-13 30-18 53-18 42 0 63 21 63 61v133z">
          <text:p/>
        </draw:path>
        <draw:polygon draw:style-name="gr2" draw:text-style-name="P2" draw:layer="layout" svg:width="0.031cm" svg:height="0.274cm" svg:x="4.692cm" svg:y="4.879cm" svg:viewBox="0 0 32 275" draw:points="0,0 32,0 32,275 0,275">
          <text:p/>
        </draw:polygon>
        <draw:path draw:style-name="gr2" draw:text-style-name="P2" draw:layer="layout" svg:width="0.173cm" svg:height="0.278cm" svg:x="4.791cm" svg:y="4.879cm" svg:viewBox="0 0 174 279" svg:d="M174 0v186c0 26-5 46-13 60-14 22-39 33-77 33-56 0-84-31-84-93v-186h31v180c0 22 2 38 7 49 9 16 24 24 47 24 25 0 42-8 51-24 4-11 7-27 7-49v-180z">
          <text:p/>
        </draw:path>
        <draw:path draw:style-name="gr2" draw:text-style-name="P2" draw:layer="layout" svg:width="0.19cm" svg:height="0.282cm" svg:x="5.015cm" svg:y="4.875cm" svg:viewBox="0 0 191 283" svg:d="M189 123v133c-6 5-14 11-26 16-16 8-34 11-52 11-73 0-111-51-111-151 0-39 8-69 24-92 18-27 44-40 79-40 27 0 48 7 64 22s24 33 24 57h-35c0-15-4-27-12-36-9-12-23-18-41-18-45 0-68 36-68 107 0 83 24 124 73 124 23 0 39-5 50-15v-92h-62v-26z">
          <text:p/>
        </draw:path>
        <draw:path draw:style-name="gr2" draw:text-style-name="P2" draw:layer="layout" svg:width="0.142cm" svg:height="0.278cm" svg:x="5.364cm" svg:y="4.96cm" svg:viewBox="0 0 143 279" svg:d="M27 97c0 22 4 40 12 56 8 15 18 22 33 22 27 0 40-27 40-83 0-47-13-70-39-70-15 0-27 9-35 26-7 14-11 31-11 49zM0 279v-275h27v32h1c3-9 8-17 15-23 10-9 21-13 35-13 44 0 65 32 65 97 0 28-5 52-15 70-11 21-27 31-49 31-27 0-43-12-51-35h-1v116z">
          <text:p/>
        </draw:path>
        <draw:path draw:style-name="gr2" draw:text-style-name="P2" draw:layer="layout" svg:width="0.136cm" svg:height="0.197cm" svg:x="5.54cm" svg:y="4.96cm" svg:viewBox="0 0 137 198" svg:d="M110 108h-16c-14 0-27 3-39 8-16 7-24 18-24 32 0 8 3 15 8 20s11 7 19 7c9 0 18-2 26-8 9-5 15-12 19-21 5-11 7-24 7-38zM111 194v-25h-1c-4 6-10 12-18 18-11 7-25 11-41 11s-28-4-37-14c-9-9-14-22-14-39 0-20 11-35 33-46 17-9 38-13 59-13 8 0 14 0 19-1 0-20-1-32-1-36-4-17-16-26-35-26-25 0-38 10-40 30h-30c0-14 5-26 14-35 12-13 30-18 54-18 43 0 64 21 64 61v133z">
          <text:p/>
        </draw:path>
        <draw:path draw:style-name="gr2" draw:text-style-name="P2" draw:layer="layout" svg:width="0.091cm" svg:height="0.193cm" svg:x="5.739cm" svg:y="4.96cm" svg:viewBox="0 0 92 194" svg:d="M0 194v-190h27v36c12-27 33-40 65-40v29c-21 0-38 8-49 24-11 15-16 35-16 62v79z">
          <text:p/>
        </draw:path>
        <draw:path draw:style-name="gr2" draw:text-style-name="P2" draw:layer="layout" svg:width="0.139cm" svg:height="0.197cm" svg:x="5.851cm" svg:y="4.96cm" svg:viewBox="0 0 140 198" svg:d="M31 59h79c0-8-3-16-8-23-7-8-17-13-30-13-23 0-37 12-41 36zM136 170v22c-12 4-26 6-43 6-30 0-53-9-69-26-16-18-24-45-24-79 0-29 6-52 18-67 12-17 31-26 57-26 21 0 38 6 49 21 11 13 16 30 16 51v10h-109v11c0 19 4 37 13 52 12 20 31 30 55 30 10 0 22-2 37-5z">
          <text:p/>
        </draw:path>
        <draw:path draw:style-name="gr2" draw:text-style-name="P2" draw:layer="layout" svg:width="0.141cm" svg:height="0.278cm" svg:x="6.026cm" svg:y="4.879cm" svg:viewBox="0 0 142 279" svg:d="M31 186c0 47 13 70 39 70 14 0 26-8 34-25 8-16 11-32 11-51 0-22-3-40-12-54-8-15-18-23-32-23-27 0-40 28-40 83zM115 275v-32c-3 8-9 16-16 23-10 9-21 13-35 13-43 0-64-32-64-98 0-28 5-51 15-69 11-21 27-31 49-31 25 0 41 11 51 35v-116h27v275z">
          <text:p/>
        </draw:path>
        <draw:path draw:style-name="gr2" draw:text-style-name="P2" draw:layer="layout" svg:width="0.16cm" svg:height="0.274cm" svg:x="3.831cm" svg:y="3.763cm" svg:viewBox="0 0 161 275" svg:d="M31 145v104h36c42 0 63-17 63-51 0-17-6-29-17-39-11-9-25-14-42-14zM31 26v93h26c41 0 60-17 60-49 0-29-18-44-55-44zM0 275v-275h73c23 0 41 6 54 17 14 12 21 29 21 51 0 31-13 51-40 62 35 9 53 32 53 71 0 26-9 46-27 58-15 11-35 16-61 16z">
          <text:p/>
        </draw:path>
        <draw:path draw:style-name="gr2" draw:text-style-name="P2" draw:layer="layout" svg:width="0.154cm" svg:height="0.197cm" svg:x="4.029cm" svg:y="3.844cm" svg:viewBox="0 0 155 198" svg:d="M31 99c0 51 15 77 47 77 31 0 46-26 46-77s-15-76-46-76c-32 0-47 25-47 76zM78 198c-28 0-47-9-61-28-11-17-17-41-17-71s6-53 17-70c14-19 33-29 61-29 26 0 46 10 60 29 11 17 17 40 17 70s-6 54-17 71c-14 19-34 28-60 28z">
          <text:p/>
        </draw:path>
        <draw:path draw:style-name="gr2" draw:text-style-name="P2" draw:layer="layout" svg:width="0.142cm" svg:height="0.197cm" svg:x="4.219cm" svg:y="3.844cm" svg:viewBox="0 0 143 198" svg:d="M138 171v22c-12 4-25 5-39 5-32 0-56-8-73-26-17-17-26-44-26-78 0-63 26-94 77-94 24 0 42 6 53 19 9 11 13 25 13 43h-32c0-26-11-40-35-40-15 0-27 8-35 23-6 12-10 26-10 43 0 23 5 42 14 58 13 20 33 29 62 29 13 0 23-1 31-4z">
          <text:p/>
        </draw:path>
        <draw:path draw:style-name="gr2" draw:text-style-name="P2" draw:layer="layout" svg:width="0.135cm" svg:height="0.197cm" svg:x="4.387cm" svg:y="3.844cm" svg:viewBox="0 0 136 198" svg:d="M110 107h-16c-14 0-27 3-39 8-15 8-23 18-23 33 0 9 2 15 8 21 5 4 11 6 18 6 9 0 18-2 26-7 8-6 15-13 18-22 5-12 8-24 8-39zM110 194v-25c-4 7-10 13-18 18-12 8-25 11-40 11-16 0-28-4-38-13-9-10-14-23-14-40 0-20 12-36 34-47 17-8 36-12 58-12 8 0 14-1 18-2 0-20 0-31-1-35-3-18-15-26-35-26-23 0-36 10-39 30h-30c0-15 5-26 15-36 12-11 30-17 53-17 42 0 63 20 63 61v133z">
          <text:p/>
        </draw:path>
        <draw:polygon draw:style-name="gr2" draw:text-style-name="P2" draw:layer="layout" svg:width="0.031cm" svg:height="0.274cm" svg:x="4.692cm" svg:y="3.763cm" svg:viewBox="0 0 32 275" draw:points="0,0 32,0 32,275 0,275">
          <text:p/>
        </draw:polygon>
        <draw:path draw:style-name="gr2" draw:text-style-name="P2" draw:layer="layout" svg:width="0.173cm" svg:height="0.278cm" svg:x="4.791cm" svg:y="3.763cm" svg:viewBox="0 0 174 279" svg:d="M174 0v186c0 26-5 47-13 61-14 22-39 32-77 32-56 0-84-30-84-93v-186h31v180c0 22 2 38 7 49 9 17 24 25 47 25 25 0 42-8 51-25 4-10 7-26 7-49v-180z">
          <text:p/>
        </draw:path>
        <draw:path draw:style-name="gr2" draw:text-style-name="P2" draw:layer="layout" svg:width="0.19cm" svg:height="0.282cm" svg:x="5.015cm" svg:y="3.759cm" svg:viewBox="0 0 191 283" svg:d="M189 123v134c-6 6-14 11-26 15-16 8-34 11-52 11-73 0-111-51-111-151 0-38 8-69 24-92 18-27 44-40 79-40 27 0 48 7 64 22s24 34 24 57h-35c0-14-4-26-12-36-9-11-23-17-41-17-45 0-68 35-68 106 0 83 24 126 73 126 23 0 39-5 50-16v-93h-62v-26z">
          <text:p/>
        </draw:path>
        <draw:path draw:style-name="gr2" draw:text-style-name="P2" draw:layer="layout" svg:width="0.142cm" svg:height="0.197cm" svg:x="5.351cm" svg:y="3.844cm" svg:viewBox="0 0 143 198" svg:d="M137 171v22c-11 4-24 5-39 5-31 0-55-8-72-26-17-17-26-44-26-78 0-63 26-94 77-94 24 0 41 6 52 19 9 11 14 25 14 43h-32c0-26-12-40-35-40-16 0-27 8-35 23-7 12-10 26-10 43 0 23 5 42 14 58 13 20 33 29 62 29 13 0 23-1 30-4z">
          <text:p/>
        </draw:path>
        <draw:path draw:style-name="gr2" draw:text-style-name="P2" draw:layer="layout" svg:width="0.14cm" svg:height="0.197cm" svg:x="5.521cm" svg:y="3.844cm" svg:viewBox="0 0 141 198" svg:d="M31 58h78c0-8-3-16-8-22-7-9-17-13-29-13-23 0-37 11-41 35zM136 170v23c-12 4-27 5-44 5-30 0-52-8-68-26s-24-45-24-80c0-29 6-51 18-67 12-17 31-25 56-25 21 0 39 7 50 20s17 30 17 52v9h-110v11c0 20 4 37 13 53 12 20 30 31 54 31 10 0 23-2 38-6z">
          <text:p/>
        </draw:path>
        <draw:path draw:style-name="gr2" draw:text-style-name="P2" draw:layer="layout" svg:width="0.135cm" svg:height="0.193cm" svg:x="5.71cm" svg:y="3.844cm" svg:viewBox="0 0 136 194" svg:d="M0 194v-190h27v44h1c11-32 31-48 60-48 15 0 27 6 36 17 8 11 12 25 12 41v136h-27v-106c0-21-1-35-3-42-4-13-12-19-25-19-16 0-29 10-40 31-9 18-14 37-14 58v78z">
          <text:p/>
        </draw:path>
        <draw:path draw:style-name="gr2" draw:text-style-name="P2" draw:layer="layout" svg:width="0.108cm" svg:height="0.254cm" svg:x="5.891cm" svg:y="3.787cm" svg:viewBox="0 0 109 255" svg:d="M108 229v25c-10 1-18 1-25 1-19 0-32-3-40-11s-12-20-12-37v-123h-31v-23h31v-44l27-17v61h51v23h-51v117c0 21 10 32 30 32 6 0 12-2 20-4z">
          <text:p/>
        </draw:path>
        <draw:path draw:style-name="gr2" draw:text-style-name="P2" draw:layer="layout" svg:width="0.09cm" svg:height="0.193cm" svg:x="6.041cm" svg:y="3.844cm" svg:viewBox="0 0 91 194" svg:d="M0 194v-190h27v37c13-27 34-41 64-41v29c-20 0-36 8-48 24-11 15-16 36-16 63v78z">
          <text:p/>
        </draw:path>
        <draw:path draw:style-name="gr2" draw:text-style-name="P2" draw:layer="layout" svg:width="0.155cm" svg:height="0.197cm" svg:x="6.152cm" svg:y="3.844cm" svg:viewBox="0 0 156 198" svg:d="M31 99c0 51 15 77 46 77 32 0 48-26 48-77s-16-76-48-76c-31 0-46 25-46 76zM77 198c-26 0-46-9-60-28-11-17-17-41-17-71s6-53 17-70c14-19 34-29 60-29 27 0 47 10 61 29 12 17 18 40 18 70s-6 54-18 71c-14 19-34 28-61 28z">
          <text:p/>
        </draw:path>
        <draw:path draw:style-name="gr3" draw:text-style-name="P3" draw:layer="layout" svg:width="0.282cm" svg:height="0.409cm" svg:x="3.841cm" svg:y="2.299cm" svg:viewBox="0 0 283 410" svg:d="M76 190h12c24 0 44-3 60-8 26-8 40-31 41-67 0-44-23-67-70-68h-12-16-15zM76 410h-76v-410h96c42 1 72 4 90 8 33 9 56 26 70 54 7 14 11 30 11 46 0 46-26 77-75 92l-12 3 8 2c36 8 58 33 68 76l4 21 23 108h-79l-15-77-4-17-5-20c-6-21-13-37-22-47-10-11-26-18-48-19l-23-1h-11z">
          <text:p/>
        </draw:path>
        <draw:path draw:style-name="gr3" draw:text-style-name="P3" draw:layer="layout" svg:width="0.245cm" svg:height="0.295cm" svg:x="4.141cm" svg:y="2.42cm" svg:viewBox="0 0 246 296" svg:d="M179 82v-6c-1-15-6-26-14-35-9-9-21-14-36-14-21 0-37 12-47 35-3 4-4 9-5 14v6zM77 125c3 35 13 64 29 90 19 28 46 42 80 43 14 0 27-2 42-8 4-1 8-3 13-5v31l-19 8c-15 6-32 10-52 11l-23 1c-74-1-120-33-138-98-6-20-9-41-9-63 1-90 44-135 129-135 16 0 29 1 40 3 12 2 23 6 33 13 21 13 34 35 41 63 2 10 3 18 3 26v11h-169z">
          <text:p/>
        </draw:path>
        <draw:path draw:style-name="gr3" draw:text-style-name="P3" draw:layer="layout" svg:width="0.23cm" svg:height="0.413cm" svg:x="4.422cm" svg:y="2.295cm" svg:viewBox="0 0 231 414" svg:d="M121 414h-72v-249h-49v-34h49v-13-16c1-45 19-75 52-91 9-5 18-8 27-9 9-2 20-2 33-2 11 0 21 0 29 1 9 0 20 2 31 4l10 2v46l-9-4c-7-4-16-7-26-9-8-1-15-2-23-2-30 0-47 14-50 41-2 7-2 13-2 19v33h78v34h-78z">
          <text:p/>
        </draw:path>
        <draw:path draw:style-name="gr3" draw:text-style-name="P3" draw:layer="layout" svg:width="0.245cm" svg:height="0.295cm" svg:x="4.648cm" svg:y="2.42cm" svg:viewBox="0 0 246 296" svg:d="M179 82v-6c-1-15-6-26-14-35-9-9-21-14-35-14-22 0-38 12-48 35-3 4-4 9-5 14l-1 6zM77 125c3 35 12 64 29 90 19 28 46 42 80 43 13 0 27-2 41-8 4-1 9-3 13-5v31l-18 8c-15 6-33 10-52 11l-23 1c-75-1-120-33-138-98-6-20-9-41-9-63 1-90 43-135 129-135 15 0 29 1 40 3 12 2 23 6 33 13 21 13 34 35 41 63 2 10 3 18 3 26v11h-170z">
          <text:p/>
        </draw:path>
        <draw:path draw:style-name="gr3" draw:text-style-name="P3" draw:layer="layout" svg:width="0.166cm" svg:height="0.289cm" svg:x="4.956cm" svg:y="2.419cm" svg:viewBox="0 0 167 290" svg:d="M67 83c5-11 10-20 15-28 19-32 44-50 72-54 3-1 7-1 13-1v73c-5-1-9-1-12-1l-16 1c-21 2-38 9-48 21-11 11-17 26-18 47l-2 22v127h-71v-283h67z">
          <text:p/>
        </draw:path>
        <draw:path draw:style-name="gr3" draw:text-style-name="P3" draw:layer="layout" svg:width="0.245cm" svg:height="0.295cm" svg:x="5.136cm" svg:y="2.42cm" svg:viewBox="0 0 246 296" svg:d="M179 82v-6c-1-15-5-26-14-35s-21-14-34-14c-23 0-39 12-49 35-3 4-4 9-5 14v6zM77 125c3 35 13 64 29 90 20 28 46 42 80 43 14 0 27-2 42-8 4-1 8-3 13-5v31l-19 8c-15 6-32 10-52 11l-23 1c-74-1-120-33-138-98-6-20-9-41-9-63 1-90 44-135 130-135 15 0 28 1 39 3 12 2 23 6 33 13 21 13 34 35 41 63 2 10 3 18 3 26v11h-169z">
          <text:p/>
        </draw:path>
        <draw:path draw:style-name="gr3" draw:text-style-name="P3" draw:layer="layout" svg:width="0.232cm" svg:height="0.288cm" svg:x="5.446cm" svg:y="2.42cm" svg:viewBox="0 0 233 289" svg:d="M67 80c3-6 5-10 7-13 10-20 21-35 35-49 14-12 31-18 52-18 43 1 67 25 71 72l1 26v191h-73v-173-15c0-7-1-13-2-19-3-19-12-28-26-28-12 0-22 5-32 15-14 13-22 31-26 55-1 6-1 12-2 19v16l-1 14v116h-71v-283h67z">
          <text:p/>
        </draw:path>
        <draw:path draw:style-name="gr3" draw:text-style-name="P3" draw:layer="layout" svg:width="0.238cm" svg:height="0.295cm" svg:x="5.745cm" svg:y="2.42cm" svg:viewBox="0 0 239 296" svg:d="M162 101v-11c-1-41-13-63-35-63-18 0-31 11-40 33-6 15-9 32-9 53 0 40 10 75 31 105 18 26 42 39 73 40 4 0 9 0 13-1 10-1 20-2 31-5l12-3v30l-16 5c-18 7-36 10-55 11l-18 1c-27 0-48-3-62-9-15-5-29-14-41-25-30-28-45-70-46-126 1-34 7-62 19-82 22-36 59-54 111-54 41 0 71 10 88 30 7 7 12 16 15 24 3 11 5 22 5 34 1 4 1 8 1 13z">
          <text:p/>
        </draw:path>
        <draw:path draw:style-name="gr3" draw:text-style-name="P3" draw:layer="layout" svg:width="0.074cm" svg:height="0.409cm" svg:x="6.026cm" svg:y="2.299cm" svg:viewBox="0 0 75 410" svg:d="M0 0h75v65h-75zM75 410h-72v-282h72z">
          <text:p/>
        </draw:path>
        <draw:path draw:style-name="gr3" draw:text-style-name="P3" draw:layer="layout" svg:width="0.232cm" svg:height="0.295cm" svg:x="6.166cm" svg:y="2.42cm" svg:viewBox="0 0 233 296" svg:d="M161 158l-10 1c-8 1-15 2-21 4-35 9-53 27-53 55 0 27 10 40 30 40 11 0 22-5 32-15 4-4 8-8 11-14 5-8 9-21 10-41v-20zM157 259c-12 15-28 26-48 32-10 4-20 5-30 5-23 0-41-7-55-18-16-14-24-31-24-52 0-24 9-45 27-59 11-9 22-15 33-20 12-4 25-7 40-10 16-3 33-5 48-6h13v-43c0-41-12-62-35-61-24 0-36 17-39 50v13h-77c0-7 0-12 1-17 3-27 17-47 41-59 21-10 45-15 73-14 69 0 106 28 108 84 0 7 0 16 0 26v179h-72v-36z">
          <text:p/>
        </draw:path>
        <draw:path draw:style-name="gr3" draw:text-style-name="P3" draw:layer="layout" svg:width="0.184cm" svg:height="0.295cm" svg:x="6.459cm" svg:y="2.42cm" svg:viewBox="0 0 185 296" svg:d="M158 62c-19-16-38-24-57-24h-8c-17 2-27 13-27 34 0 3 0 4 1 5 0 3 4 7 12 12l16 12 23 15c9 6 18 12 26 18 27 20 41 45 41 77 0 30-11 52-33 67-17 12-42 18-75 18-23 0-44-3-64-8l-11-3v-63l7 6c22 19 45 29 68 30 29-1 43-11 42-30-1-8-4-16-9-23-5-5-11-11-18-17l-25-16c-11-7-21-14-29-20-11-8-19-16-26-26-8-12-12-27-12-43 0-27 10-48 31-64 17-13 40-19 71-19 16 0 35 3 57 8l8 2v59z">
          <text:p/>
        </draw:path>
        <draw:path draw:style-name="gr3" draw:text-style-name="P3" draw:layer="layout" svg:width="0.082cm" svg:height="0.282cm" svg:x="6.722cm" svg:y="2.426cm" svg:viewBox="0 0 83 283" svg:d="M0 0h83v82h-83zM0 201h83v82h-83z">
          <text:p/>
        </draw:path>
        <draw:line draw:style-name="gr4" draw:text-style-name="P4" draw:layer="layout" svg:x1="19.143cm" svg:y1="1.359cm" svg:x2="2.316cm" svg:y2="1.359cm">
          <text:p/>
        </draw:line>
        <draw:polygon draw:style-name="gr2" draw:text-style-name="P2" draw:layer="layout" svg:width="0.219cm" svg:height="0.274cm" svg:x="10.83cm" svg:y="7.091cm" svg:viewBox="0 0 220 275" draw:points="90,275 0,0 33,0 110,241 189,0 220,0 129,275">
          <text:p/>
        </draw:polygon>
        <draw:path draw:style-name="gr2" draw:text-style-name="P2" draw:layer="layout" svg:width="0.14cm" svg:height="0.198cm" svg:x="11.062cm" svg:y="7.171cm" svg:viewBox="0 0 141 199" svg:d="M31 59h78c0-9-3-16-8-23-7-9-17-13-29-13-23 0-37 12-41 36zM136 171v22c-13 4-27 6-44 6-30 0-52-9-68-27-16-19-24-45-24-79 0-29 6-52 18-68 13-16 31-25 56-25 21 0 38 7 49 21 12 12 18 30 18 51v9h-110v11c0 20 4 37 13 52 12 22 30 32 54 32 10 0 22-2 38-5z">
          <text:p/>
        </draw:path>
        <draw:path draw:style-name="gr2" draw:text-style-name="P2" draw:layer="layout" svg:width="0.135cm" svg:height="0.194cm" svg:x="11.251cm" svg:y="7.171cm" svg:viewBox="0 0 136 195" svg:d="M0 195v-190h28v43h1c10-32 30-48 59-48 15 0 27 6 36 18 8 10 12 24 12 42v135h-27v-105c0-21-1-36-3-44-4-13-12-19-25-19-16 0-29 11-40 33-9 17-13 37-13 57v78z">
          <text:p/>
        </draw:path>
        <draw:path draw:style-name="gr2" draw:text-style-name="P2" draw:layer="layout" svg:width="0.109cm" svg:height="0.254cm" svg:x="11.432cm" svg:y="7.115cm" svg:viewBox="0 0 110 255" svg:d="M108 229v24c-9 1-17 2-24 2-20 0-33-4-41-12-8-7-12-20-12-37v-122h-31v-23h31v-44l27-17v61h52v23h-52v116c0 21 10 32 32 32 5 0 11-1 18-3z">
          <text:p/>
        </draw:path>
        <draw:path draw:style-name="gr2" draw:text-style-name="P2" draw:layer="layout" svg:width="0.035cm" svg:height="0.274cm" svg:x="11.58cm" svg:y="7.091cm" svg:viewBox="0 0 36 275" svg:d="M0 0h36v35h-36zM4 86h28v189h-28z">
          <text:p/>
        </draw:path>
        <draw:polygon draw:style-name="gr2" draw:text-style-name="P2" draw:layer="layout" svg:width="0.027cm" svg:height="0.274cm" svg:x="11.68cm" svg:y="7.091cm" svg:viewBox="0 0 28 275" draw:points="0,0 28,0 28,275 0,275">
          <text:p/>
        </draw:polygon>
        <draw:path draw:style-name="gr2" draw:text-style-name="P2" draw:layer="layout" svg:width="0.136cm" svg:height="0.198cm" svg:x="11.758cm" svg:y="7.171cm" svg:viewBox="0 0 137 199" svg:d="M110 108h-16c-14 0-27 2-39 8-16 7-24 18-24 32 0 8 3 16 8 21s11 7 20 7c8 0 17-3 25-8 9-5 15-14 19-22 5-11 7-24 7-38zM111 195v-25h-1c-4 6-10 12-18 17-11 8-25 12-41 12s-28-5-37-14-14-22-14-40c0-20 11-35 33-46 17-9 38-13 59-13 8 0 14 0 19-1 0-20-1-32-1-36-4-17-16-26-35-26-25 0-38 10-40 30h-30c0-14 5-26 14-35 12-12 30-18 54-18 43 0 64 21 64 61v134z">
          <text:p/>
        </draw:path>
        <draw:path draw:style-name="gr2" draw:text-style-name="P2" draw:layer="layout" svg:width="0.142cm" svg:height="0.278cm" svg:x="11.943cm" svg:y="7.091cm" svg:viewBox="0 0 143 279" svg:d="M31 186c0 46 13 70 39 70 14 0 26-9 34-27 7-14 12-31 12-49 0-22-5-40-13-54-8-15-18-23-32-23-27 0-40 27-40 83zM116 275v-33h-1c-4 9-9 17-16 24-10 8-21 13-34 13-44 0-65-33-65-98 0-29 5-52 15-70 11-20 28-31 49-31 25 0 41 12 51 36h1v-116h27v275z">
          <text:p/>
        </draw:path>
        <draw:path draw:style-name="gr2" draw:text-style-name="P2" draw:layer="layout" svg:width="0.155cm" svg:height="0.198cm" svg:x="12.134cm" svg:y="7.171cm" svg:viewBox="0 0 156 199" svg:d="M31 99c0 51 15 77 46 77s48-26 48-77-17-76-48-76-46 25-46 76zM77 199c-26 0-46-10-59-29-12-18-18-41-18-70 0-30 6-54 18-71 13-19 33-29 59-29 27 0 47 10 61 29 12 17 18 41 18 71 0 29-6 52-18 70-14 19-34 29-61 29z">
          <text:p/>
        </draw:path>
        <draw:path draw:style-name="gr2" draw:text-style-name="P2" draw:layer="layout" svg:width="0.091cm" svg:height="0.194cm" svg:x="12.338cm" svg:y="7.171cm" svg:viewBox="0 0 92 195" svg:d="M0 195v-190h27v36h1c13-27 34-41 64-41v29c-21 0-37 8-48 25-12 15-17 36-17 62v79z">
          <text:p/>
        </draw:path>
        <draw:polygon draw:style-name="gr2" draw:text-style-name="P2" draw:layer="layout" svg:width="0.031cm" svg:height="0.274cm" svg:x="10.872cm" svg:y="5.975cm" svg:viewBox="0 0 32 275" draw:points="0,0 32,0 32,275 0,275">
          <text:p/>
        </draw:polygon>
        <draw:path draw:style-name="gr2" draw:text-style-name="P2" draw:layer="layout" svg:width="0.135cm" svg:height="0.193cm" svg:x="10.972cm" svg:y="6.056cm" svg:viewBox="0 0 136 194" svg:d="M0 194v-190h27v45c12-32 32-49 60-49 16 0 28 5 37 18 8 11 12 24 12 41v135h-27v-105c0-21-1-35-4-43-3-12-11-18-24-18-16 0-30 10-40 31-10 18-14 37-14 57v78z">
          <text:p/>
        </draw:path>
        <draw:path draw:style-name="gr2" draw:text-style-name="P2" draw:layer="layout" svg:width="0.108cm" svg:height="0.254cm" svg:x="11.153cm" svg:y="5.999cm" svg:viewBox="0 0 109 255" svg:d="M108 228v25c-9 2-17 2-24 2-19 0-32-4-40-11-8-9-12-21-12-38v-122h-32v-23h32v-44l26-17v61h51v23h-51v116c0 21 11 31 31 31 5 0 11-1 19-3z">
          <text:p/>
        </draw:path>
        <draw:path draw:style-name="gr2" draw:text-style-name="P2" draw:layer="layout" svg:width="0.139cm" svg:height="0.197cm" svg:x="11.29cm" svg:y="6.056cm" svg:viewBox="0 0 140 198" svg:d="M31 58h78c0-8-2-16-8-23-6-8-16-13-29-13-22 0-37 12-41 36zM136 170v23c-12 3-27 5-43 5-30 0-52-9-69-26-16-18-24-44-24-80 0-29 6-52 18-67 12-17 32-25 56-25 22 0 38 6 50 20 11 13 16 30 16 51v10h-109v11c0 20 4 38 14 53 12 20 30 30 54 30 9 0 22-1 37-5z">
          <text:p/>
        </draw:path>
        <draw:path draw:style-name="gr2" draw:text-style-name="P2" draw:layer="layout" svg:width="0.09cm" svg:height="0.193cm" svg:x="11.479cm" svg:y="6.056cm" svg:viewBox="0 0 91 194" svg:d="M0 194v-190h27v37c12-27 33-41 64-41v30c-21 0-37 8-49 24-10 15-15 35-15 62v78z">
          <text:p/>
        </draw:path>
        <draw:path draw:style-name="gr2" draw:text-style-name="P2" draw:layer="layout" svg:width="0.091cm" svg:height="0.193cm" svg:x="11.603cm" svg:y="6.056cm" svg:viewBox="0 0 92 194" svg:d="M0 194v-190h27v37h1c12-27 34-41 64-41v30c-21 0-37 8-49 24-10 15-16 35-16 62v78z">
          <text:p/>
        </draw:path>
        <draw:path draw:style-name="gr2" draw:text-style-name="P2" draw:layer="layout" svg:width="0.136cm" svg:height="0.193cm" svg:x="11.726cm" svg:y="6.06cm" svg:viewBox="0 0 137 194" svg:d="M109 190v-44c-10 32-29 48-59 48-15 0-28-6-36-17s-14-25-14-41v-136h28v106c0 21 2 35 4 43 4 12 12 18 24 18 16 0 30-10 40-31 9-18 13-37 13-57v-79h28v190z">
          <text:p/>
        </draw:path>
        <draw:path draw:style-name="gr2" draw:text-style-name="P2" draw:layer="layout" svg:width="0.142cm" svg:height="0.278cm" svg:x="11.927cm" svg:y="6.056cm" svg:viewBox="0 0 143 279" svg:d="M27 97c0 22 4 40 11 55 8 16 19 23 33 23 26 0 40-28 40-83 0-47-13-70-40-70-14 0-25 9-34 26-7 14-10 31-10 49zM0 279v-275h27v32h1c2-9 7-16 14-23 10-9 21-13 35-13 43 0 66 32 66 97 0 28-5 51-16 70-11 21-28 31-50 31-25 0-42-12-49-35h-1v116z">
          <text:p/>
        </draw:path>
        <draw:path draw:style-name="gr2" draw:text-style-name="P2" draw:layer="layout" svg:width="0.109cm" svg:height="0.254cm" svg:x="12.1cm" svg:y="5.999cm" svg:viewBox="0 0 110 255" svg:d="M108 228v25c-9 2-17 2-24 2-19 0-32-4-41-11-8-9-12-21-12-38v-122h-31v-23h31v-44l28-17v61h51v23h-51v116c0 21 10 31 31 31 5 0 11-1 18-3z">
          <text:p/>
        </draw:path>
        <draw:path draw:style-name="gr2" draw:text-style-name="P2" draw:layer="layout" svg:width="0.155cm" svg:height="0.197cm" svg:x="12.236cm" svg:y="6.056cm" svg:viewBox="0 0 156 198" svg:d="M32 99c0 51 15 76 46 76s47-25 47-76-16-77-47-77-46 26-46 77zM78 198c-26 0-46-9-59-28-13-17-19-41-19-70 0-31 6-54 19-72 13-19 33-28 59-28 27 0 47 9 60 28 12 18 18 41 18 72 0 29-6 53-18 70-13 19-33 28-60 28z">
          <text:p/>
        </draw:path>
        <draw:path draw:style-name="gr2" draw:text-style-name="P2" draw:layer="layout" svg:width="0.091cm" svg:height="0.193cm" svg:x="12.44cm" svg:y="6.056cm" svg:viewBox="0 0 92 194" svg:d="M0 194v-190h28v37h1c12-27 33-41 63-41v30c-21 0-37 8-48 24-10 15-16 35-16 62v78z">
          <text:p/>
        </draw:path>
        <draw:path draw:style-name="gr2" draw:text-style-name="P2" draw:layer="layout" svg:width="0.142cm" svg:height="0.278cm" svg:x="12.654cm" svg:y="5.975cm" svg:viewBox="0 0 143 279" svg:d="M31 186c0 46 13 70 39 70 15 0 26-8 34-26 8-15 12-31 12-50 0-22-4-40-12-54-8-15-19-23-33-23-26 0-40 28-40 83zM116 275v-32h-1c-2 8-8 16-16 23-9 9-21 13-34 13-43 0-65-32-65-98 0-28 5-51 15-69 11-21 28-31 50-31 24 0 41 11 50 35h1v-116h27v275z">
          <text:p/>
        </draw:path>
        <draw:path draw:style-name="gr2" draw:text-style-name="P2" draw:layer="layout" svg:width="0.14cm" svg:height="0.197cm" svg:x="12.846cm" svg:y="6.056cm" svg:viewBox="0 0 141 198" svg:d="M32 58h78c0-8-3-16-8-23-7-8-17-13-29-13-23 0-36 12-41 36zM136 170v23c-12 3-26 5-43 5-29 0-52-9-68-26-17-18-25-44-25-80 0-29 6-52 19-67 13-17 31-25 56-25 21 0 38 6 50 20 10 13 16 30 16 51v10h-109v11c0 20 4 38 13 53 12 20 30 30 54 30 10 0 22-1 37-5z">
          <text:p/>
        </draw:path>
        <draw:path draw:style-name="gr2" draw:text-style-name="P2" draw:layer="layout" svg:width="0.141cm" svg:height="0.197cm" svg:x="13.125cm" svg:y="6.056cm" svg:viewBox="0 0 142 198" svg:d="M137 171v22c-11 3-24 5-39 5-31 0-56-8-72-26-18-18-26-43-26-77 0-64 25-95 78-95 23 0 40 6 51 19 9 11 13 25 13 43h-32c0-27-11-40-34-40-15 0-28 8-36 22-6 12-9 27-9 44 0 24 4 43 13 58 13 19 35 29 62 29 13 0 24-1 31-4z">
          <text:p/>
        </draw:path>
        <draw:path draw:style-name="gr2" draw:text-style-name="P2" draw:layer="layout" svg:width="0.154cm" svg:height="0.197cm" svg:x="13.294cm" svg:y="6.056cm" svg:viewBox="0 0 155 198" svg:d="M32 99c0 51 15 76 46 76s46-25 46-76-15-77-46-77-46 26-46 77zM78 198c-27 0-46-9-61-28-12-17-17-41-17-70 0-31 5-54 17-72 15-19 34-28 61-28 26 0 46 9 60 28 11 18 17 41 17 72 0 29-6 53-17 70-14 19-34 28-60 28z">
          <text:p/>
        </draw:path>
        <draw:path draw:style-name="gr2" draw:text-style-name="P2" draw:layer="layout" svg:width="0.231cm" svg:height="0.193cm" svg:x="13.497cm" svg:y="6.056cm" svg:viewBox="0 0 232 194" svg:d="M0 194v-190h27v45h1c9-32 27-49 53-49 30 0 45 15 48 44 4-11 9-20 17-27 10-12 22-17 37-17 16 0 28 5 37 18 8 11 12 24 12 41v135h-27v-105c0-21-1-36-3-43-4-12-12-18-25-18-15 0-27 10-36 31-8 18-12 37-12 57v78h-27v-105c0-21-1-35-3-43-4-12-12-18-24-18-15 0-26 10-36 31-8 18-12 37-12 57v78z">
          <text:p/>
        </draw:path>
        <draw:path draw:style-name="gr2" draw:text-style-name="P2" draw:layer="layout" svg:width="0.147cm" svg:height="0.278cm" svg:x="13.786cm" svg:y="5.975cm" svg:viewBox="0 0 148 279" svg:d="M28 187c0 45 15 69 43 69 16 0 28-8 36-24 7-13 10-30 10-52 0-21-3-38-9-52-8-16-18-25-33-25s-27 9-36 28c-7 16-11 34-11 56zM28 0v116h1c3-9 8-16 16-23 9-8 21-12 36-12 23 0 41 10 53 32 9 17 14 40 14 68 0 29-6 52-18 70-13 19-32 28-58 28-47 0-72-27-72-83v-196z">
          <text:p/>
        </draw:path>
        <draw:path draw:style-name="gr2" draw:text-style-name="P2" draw:layer="layout" svg:width="0.036cm" svg:height="0.274cm" svg:x="13.98cm" svg:y="5.975cm" svg:viewBox="0 0 37 275" svg:d="M0 0h37v36h-37zM6 85h27v190h-27z">
          <text:p/>
        </draw:path>
        <draw:path draw:style-name="gr2" draw:text-style-name="P2" draw:layer="layout" svg:width="0.135cm" svg:height="0.193cm" svg:x="14.078cm" svg:y="6.056cm" svg:viewBox="0 0 136 194" svg:d="M0 194v-190h27v45h1c12-32 31-49 60-49 15 0 27 5 36 18 8 11 12 24 12 41v135h-27v-105c0-21-1-35-3-43-4-12-12-18-24-18-17 0-30 10-41 31-8 18-14 37-14 57v78z">
          <text:p/>
        </draw:path>
        <draw:path draw:style-name="gr2" draw:text-style-name="P2" draw:layer="layout" svg:width="0.136cm" svg:height="0.197cm" svg:x="14.262cm" svg:y="6.056cm" svg:viewBox="0 0 137 198" svg:d="M109 108h-16c-14 0-27 3-39 8-15 7-23 18-23 32 0 8 2 15 8 20 5 5 11 7 18 7 9 0 18-2 26-8 8-5 15-12 18-21 5-11 8-24 8-38zM109 194v-25c-4 6-10 12-18 18-12 7-25 11-40 11-16 0-28-4-37-14-10-9-14-22-14-39 0-20 11-35 33-46 17-9 36-14 58-14 8 0 14 0 18-1 0-20 0-32-1-36-3-17-15-26-35-26-23 0-36 10-39 30h-30c0-14 5-26 15-35 12-12 30-17 53-17 42 0 65 20 65 60v134z">
          <text:p/>
        </draw:path>
        <draw:path draw:style-name="gr2" draw:text-style-name="P2" draw:layer="layout" svg:width="0.142cm" svg:height="0.197cm" svg:x="14.447cm" svg:y="6.056cm" svg:viewBox="0 0 143 198" svg:d="M137 171v22c-11 3-24 5-39 5-30 0-54-8-71-26s-27-43-27-77c0-64 27-95 78-95 23 0 40 6 51 19 9 11 14 25 14 43h-33c0-27-11-40-33-40-16 0-28 8-35 22-7 12-10 27-10 44 0 24 5 43 14 58 12 19 33 29 61 29 13 0 23-1 30-4z">
          <text:p/>
        </draw:path>
        <draw:path draw:style-name="gr2" draw:text-style-name="P2" draw:layer="layout" svg:width="0.035cm" svg:height="0.274cm" svg:x="14.628cm" svg:y="5.975cm" svg:viewBox="0 0 36 275" svg:d="M0 0h36v36h-36zM4 85h28v190h-28z">
          <text:p/>
        </draw:path>
        <draw:path draw:style-name="gr2" draw:text-style-name="P2" draw:layer="layout" svg:width="0.155cm" svg:height="0.279cm" svg:x="14.712cm" svg:y="5.974cm" svg:viewBox="0 0 156 280" svg:d="M65 54l16-54h35l-27 54zM31 181c0 51 15 76 46 76s47-25 47-76c0-50-16-76-47-76s-46 26-46 76zM77 280c-26 0-46-9-60-28-11-17-17-41-17-70 0-30 6-53 17-71 14-19 34-28 60-28s46 9 60 28c12 18 19 41 19 71 0 29-7 53-19 70-14 19-34 28-60 28z">
          <text:p/>
        </draw:path>
        <draw:path draw:style-name="gr2" draw:text-style-name="P2" draw:layer="layout" svg:width="0.135cm" svg:height="0.193cm" svg:x="14.916cm" svg:y="6.056cm" svg:viewBox="0 0 136 194" svg:d="M0 194v-190h28v45h1c10-32 30-49 59-49 15 0 27 5 36 18 8 11 12 24 12 41v135h-27v-105c0-21-1-35-3-43-4-12-12-18-24-18-17 0-30 10-41 31-9 18-13 37-13 57v78z">
          <text:p/>
        </draw:path>
        <draw:polygon draw:style-name="gr2" draw:text-style-name="P2" draw:layer="layout" svg:width="0.031cm" svg:height="0.274cm" svg:x="10.872cm" svg:y="4.859cm" svg:viewBox="0 0 32 275" draw:points="0,0 32,0 32,275 0,275">
          <text:p/>
        </draw:polygon>
        <draw:path draw:style-name="gr2" draw:text-style-name="P2" draw:layer="layout" svg:width="0.135cm" svg:height="0.193cm" svg:x="10.972cm" svg:y="4.94cm" svg:viewBox="0 0 136 194" svg:d="M0 194v-190h27v44c12-32 32-48 60-48 16 0 28 6 37 17 8 11 12 25 12 41v136h-27v-106c0-21-1-35-4-42-3-13-11-19-24-19-16 0-30 10-40 31-10 18-14 37-14 57v79z">
          <text:p/>
        </draw:path>
        <draw:path draw:style-name="gr2" draw:text-style-name="P2" draw:layer="layout" svg:width="0.108cm" svg:height="0.254cm" svg:x="11.153cm" svg:y="4.883cm" svg:viewBox="0 0 109 255" svg:d="M108 229v25c-9 1-17 1-24 1-19 0-32-3-40-11s-12-20-12-37v-123h-32v-23h32v-44l26-17v61h51v23h-51v117c0 21 11 32 31 32 5 0 11-2 19-4z">
          <text:p/>
        </draw:path>
        <draw:path draw:style-name="gr2" draw:text-style-name="P2" draw:layer="layout" svg:width="0.139cm" svg:height="0.197cm" svg:x="11.29cm" svg:y="4.94cm" svg:viewBox="0 0 140 198" svg:d="M31 59h78c0-8-2-16-8-22-6-9-16-15-29-15-22 0-37 13-41 37zM136 170v23c-12 4-27 5-43 5-30 0-52-8-69-26-16-18-24-44-24-79 0-29 6-51 18-68s32-25 56-25c22 0 38 7 50 20 11 14 16 31 16 53v9h-109v11c0 20 4 37 14 52 12 20 30 31 54 31 9 0 22-2 37-6z">
          <text:p/>
        </draw:path>
        <draw:path draw:style-name="gr2" draw:text-style-name="P2" draw:layer="layout" svg:width="0.09cm" svg:height="0.193cm" svg:x="11.479cm" svg:y="4.94cm" svg:viewBox="0 0 91 194" svg:d="M0 194v-190h27v37c12-28 33-41 64-41v29c-21 0-37 8-49 24-10 15-15 36-15 62v79z">
          <text:p/>
        </draw:path>
        <draw:path draw:style-name="gr2" draw:text-style-name="P2" draw:layer="layout" svg:width="0.091cm" svg:height="0.193cm" svg:x="11.603cm" svg:y="4.94cm" svg:viewBox="0 0 92 194" svg:d="M0 194v-190h27v37h1c12-28 34-41 64-41v29c-21 0-37 8-49 24-10 15-16 36-16 62v79z">
          <text:p/>
        </draw:path>
        <draw:path draw:style-name="gr2" draw:text-style-name="P2" draw:layer="layout" svg:width="0.136cm" svg:height="0.193cm" svg:x="11.726cm" svg:y="4.944cm" svg:viewBox="0 0 137 194" svg:d="M109 190v-44c-10 32-29 48-59 48-15 0-28-5-36-17-8-11-14-25-14-42v-135h28v105c0 21 2 36 4 43 4 13 12 20 24 20 16 0 30-11 40-33 9-18 13-37 13-57v-78h28v190z">
          <text:p/>
        </draw:path>
        <draw:path draw:style-name="gr2" draw:text-style-name="P2" draw:layer="layout" svg:width="0.142cm" svg:height="0.278cm" svg:x="11.927cm" svg:y="4.94cm" svg:viewBox="0 0 143 279" svg:d="M27 98c0 22 4 40 11 54 8 16 19 24 33 24 26 0 40-29 40-84 0-46-13-69-40-69-14 0-25 8-34 25-7 14-10 31-10 50zM0 279v-275h27v32h1c2-8 7-16 14-23 10-9 21-13 35-13 43 0 66 32 66 97 0 28-5 51-16 70-11 21-28 31-50 31-25 0-42-11-49-35h-1v116z">
          <text:p/>
        </draw:path>
        <draw:path draw:style-name="gr2" draw:text-style-name="P2" draw:layer="layout" svg:width="0.109cm" svg:height="0.254cm" svg:x="12.1cm" svg:y="4.883cm" svg:viewBox="0 0 110 255" svg:d="M108 229v25c-9 1-17 1-24 1-19 0-32-3-41-11-8-8-12-20-12-37v-123h-31v-23h31v-44l28-17v61h51v23h-51v117c0 21 10 32 31 32 5 0 11-2 18-4z">
          <text:p/>
        </draw:path>
        <draw:path draw:style-name="gr2" draw:text-style-name="P2" draw:layer="layout" svg:width="0.155cm" svg:height="0.197cm" svg:x="12.236cm" svg:y="4.94cm" svg:viewBox="0 0 156 198" svg:d="M32 100c0 50 15 76 46 76s47-26 47-76c0-51-16-78-47-78s-46 27-46 78zM78 198c-26 0-46-9-59-28-13-17-19-40-19-70s6-53 19-70c13-20 33-30 59-30 27 0 47 10 60 30 12 17 18 40 18 70s-6 53-18 70c-13 19-33 28-60 28z">
          <text:p/>
        </draw:path>
        <draw:path draw:style-name="gr2" draw:text-style-name="P2" draw:layer="layout" svg:width="0.091cm" svg:height="0.193cm" svg:x="12.44cm" svg:y="4.94cm" svg:viewBox="0 0 92 194" svg:d="M0 194v-190h28v37h1c12-28 33-41 63-41v29c-21 0-37 8-48 24-10 15-16 36-16 62v79z">
          <text:p/>
        </draw:path>
        <draw:path draw:style-name="gr2" draw:text-style-name="P2" draw:layer="layout" svg:width="0.142cm" svg:height="0.278cm" svg:x="12.654cm" svg:y="4.859cm" svg:viewBox="0 0 143 279" svg:d="M31 186c0 46 13 70 39 70 15 0 26-8 34-26 8-14 12-31 12-50 0-22-4-40-12-54-8-15-19-23-33-23-26 0-40 28-40 83zM116 275v-33h-1c-2 10-8 18-16 24-9 9-21 13-34 13-43 0-65-32-65-98 0-28 5-51 15-69 11-21 28-31 50-31 24 0 41 12 50 35h1v-116h27v275z">
          <text:p/>
        </draw:path>
        <draw:path draw:style-name="gr2" draw:text-style-name="P2" draw:layer="layout" svg:width="0.14cm" svg:height="0.197cm" svg:x="12.846cm" svg:y="4.94cm" svg:viewBox="0 0 141 198" svg:d="M32 59h78c0-8-3-16-8-22-7-9-17-15-29-15-23 0-36 13-41 37zM136 170v23c-12 4-26 5-43 5-29 0-52-8-68-26-17-18-25-44-25-79 0-29 6-51 19-68s31-25 56-25c21 0 38 7 50 20 10 14 16 31 16 53v9h-109v11c0 20 4 37 13 52 12 20 30 31 54 31 10 0 22-2 37-6z">
          <text:p/>
        </draw:path>
        <draw:path draw:style-name="gr2" draw:text-style-name="P2" draw:layer="layout" svg:width="0.147cm" svg:height="0.256cm" svg:x="13.128cm" svg:y="4.877cm" svg:viewBox="0 0 148 257" svg:d="M0 257v-26c24-20 48-42 69-68 32-39 48-71 48-96 0-13-3-23-10-31s-17-13-31-13c-15 0-26 5-34 15-5 7-7 14-7 23h-35c1-14 6-27 15-38 13-15 35-23 63-23 21 0 38 6 51 19s19 30 19 51c0 29-15 62-46 98-10 13-31 34-62 62h108v27z">
          <text:p/>
        </draw:path>
        <draw:path draw:style-name="gr2" draw:text-style-name="P2" draw:layer="layout" svg:width="0.14cm" svg:height="0.197cm" svg:x="13.427cm" svg:y="4.94cm" svg:viewBox="0 0 141 198" svg:d="M31 59h78c0-8-3-16-8-22-7-9-16-15-29-15-22 0-36 13-41 37zM137 170v23c-13 4-28 5-45 5-29 0-52-8-67-26-17-18-25-44-25-79 0-29 6-51 18-68 13-17 32-25 56-25 21 0 38 7 50 20 12 14 17 31 17 53v9h-110v11c0 20 5 37 13 52 12 20 30 31 54 31 10 0 23-2 39-6z">
          <text:p/>
        </draw:path>
        <draw:path draw:style-name="gr2" draw:text-style-name="P2" draw:layer="layout" svg:width="0.125cm" svg:height="0.275cm" svg:x="13.596cm" svg:y="4.858cm" svg:viewBox="0 0 126 276" svg:d="M31 276v-167h-31v-23h31v-26c0-40 21-60 63-60 11 0 22 1 32 4v24c-10-4-19-5-27-5-27 0-41 14-41 43v20h56v23h-56v167z">
          <text:p/>
        </draw:path>
        <draw:path draw:style-name="gr2" draw:text-style-name="P2" draw:layer="layout" svg:width="0.14cm" svg:height="0.197cm" svg:x="13.728cm" svg:y="4.94cm" svg:viewBox="0 0 141 198" svg:d="M31 59h79c0-8-3-16-9-22-7-9-16-15-29-15-22 0-36 13-41 37zM137 170v23c-12 4-27 5-45 5-29 0-52-8-67-26-17-18-25-44-25-79 0-29 6-51 18-68 13-17 32-25 56-25 22 0 39 7 51 20 11 14 16 31 16 53v9h-110v11c0 20 5 37 13 52 12 20 30 31 54 31 11 0 23-2 39-6z">
          <text:p/>
        </draw:path>
        <draw:path draw:style-name="gr2" draw:text-style-name="P2" draw:layer="layout" svg:width="0.141cm" svg:height="0.197cm" svg:x="13.904cm" svg:y="4.94cm" svg:viewBox="0 0 142 198" svg:d="M137 172v21c-12 4-25 5-40 5-31 0-54-8-71-26-18-17-26-43-26-77 0-63 25-95 77-95 23 0 40 6 52 20 9 11 13 25 13 43h-33c0-26-11-41-34-41-15 0-27 9-35 24-6 12-9 26-9 43 0 23 4 42 14 57 12 20 33 30 61 30 12 0 24-2 31-4z">
          <text:p/>
        </draw:path>
        <draw:path draw:style-name="gr2" draw:text-style-name="P2" draw:layer="layout" svg:width="0.109cm" svg:height="0.254cm" svg:x="14.068cm" svg:y="4.883cm" svg:viewBox="0 0 110 255" svg:d="M109 229v25c-9 1-17 1-24 1-19 0-32-3-41-11-8-8-12-20-12-37v-123h-32v-23h32v-44l27-17v61h51v23h-51v117c0 21 11 32 31 32 5 0 11-2 19-4z">
          <text:p/>
        </draw:path>
        <draw:path draw:style-name="gr2" draw:text-style-name="P2" draw:layer="layout" svg:width="0.154cm" svg:height="0.197cm" svg:x="14.205cm" svg:y="4.94cm" svg:viewBox="0 0 155 198" svg:d="M31 100c0 50 16 76 47 76s47-26 47-76c0-51-16-78-47-78s-47 27-47 78zM78 198c-26 0-47-9-61-28-11-17-17-40-17-70s6-53 17-70c14-20 35-30 61-30s46 10 60 30c11 17 17 40 17 70s-6 53-17 70c-14 19-34 28-60 28z">
          <text:p/>
        </draw:path>
        <draw:path draw:style-name="gr2" draw:text-style-name="P2" draw:layer="layout" svg:width="0.122cm" svg:height="0.197cm" svg:x="14.392cm" svg:y="4.94cm" svg:viewBox="0 0 123 198" svg:d="M62 78l17 9c16 10 26 17 29 20 10 9 15 20 15 34 0 39-24 57-72 57-17 0-34-2-51-7v-25c20 6 36 10 49 10 31 0 47-11 47-31 0-8-5-15-13-22-2-1-9-5-22-12l-17-9c-15-7-24-13-29-18-9-8-14-20-14-33 0-16 5-29 16-38 12-9 28-13 48-13 12 0 27 2 46 6v26c-16-7-30-10-45-10-11 0-21 3-28 9-7 4-10 10-10 17s4 13 11 18c8 4 15 8 23 12z">
          <text:p/>
        </draw:path>
        <draw:path draw:style-name="gr5" draw:text-style-name="P5" draw:layer="layout" svg:width="0.535cm" svg:height="0.535cm" svg:x="2.897cm" svg:y="3.531cm" svg:viewBox="0 0 536 536" svg:d="M269 0c-148 0-269 120-269 268s121 268 269 268 267-120 267-268-119-268-267-268z">
          <text:p/>
        </draw:path>
        <draw:path draw:style-name="gr5" draw:text-style-name="P5" draw:layer="layout" svg:width="0.02cm" svg:height="0.359cm" svg:x="3.155cm" svg:y="6.867cm" svg:viewBox="0 0 21 360" svg:d="M0 351v-340c0-15 21-15 21 0v340c0 13-21 13-21 0z">
          <text:p/>
        </draw:path>
        <draw:path draw:style-name="gr5" draw:text-style-name="P5" draw:layer="layout" svg:width="0.33cm" svg:height="0.02cm" svg:x="2.843cm" svg:y="7.207cm" svg:viewBox="0 0 331 21" svg:d="M10 0h308c13 0 19 21 5 21h-313c-13 0-13-21 0-21z">
          <text:p/>
        </draw:path>
        <draw:path draw:style-name="gr5" draw:text-style-name="P5" draw:layer="layout" svg:width="0.148cm" svg:height="0.02cm" svg:x="3.34cm" svg:y="7.207cm" svg:viewBox="0 0 149 21" svg:d="M139 21h-129c-13 0-13-21 0-21h129c13 0 13 21 0 21z">
          <text:p/>
        </draw:path>
        <draw:path draw:style-name="gr5" draw:text-style-name="P5" draw:layer="layout" svg:width="0.388cm" svg:height="0.204cm" svg:x="2.971cm" svg:y="7.02cm" svg:viewBox="0 0 389 205" svg:d="M0 194c0-108 87-194 194-194 106 0 193 85 195 191 0 6-10 14-15 14-5 1-5-7-5-14-2-95-80-171-175-171-96 0-174 77-174 174 0 14-20 14-20 0z">
          <text:p/>
        </draw:path>
        <draw:path draw:style-name="gr5" draw:text-style-name="P5" draw:layer="layout" svg:width="0.188cm" svg:height="0.189cm" svg:x="2.981cm" svg:y="7.033cm" svg:viewBox="0 0 189 190" svg:d="M0 190l189-4-1-186c-90 5-179 51-188 190z">
          <text:p/>
        </draw:path>
        <draw:path draw:style-name="gr5" draw:text-style-name="P5" draw:layer="layout" svg:width="0.02cm" svg:height="0.166cm" svg:x="3.155cm" svg:y="5.8cm" svg:viewBox="0 0 21 167" svg:d="M0 157v-147c0-13 21-13 21 0v147c0 13-21 13-21 0z">
          <text:p/>
        </draw:path>
        <draw:path draw:style-name="gr5" draw:text-style-name="P5" draw:layer="layout" svg:width="0.148cm" svg:height="0.019cm" svg:x="2.843cm" svg:y="6.141cm" svg:viewBox="0 0 149 20" svg:d="M10 0h129c13 0 13 20 0 20h-129c-13 0-13-20 0-20z">
          <text:p/>
        </draw:path>
        <draw:path draw:style-name="gr5" draw:text-style-name="P5" draw:layer="layout" svg:width="0.148cm" svg:height="0.019cm" svg:x="3.339cm" svg:y="6.141cm" svg:viewBox="0 0 149 20" svg:d="M139 20h-129c-13 0-13-20 0-20h129c13 0 13 20 0 20z">
          <text:p/>
        </draw:path>
        <draw:path draw:style-name="gr5" draw:text-style-name="P5" draw:layer="layout" svg:width="0.388cm" svg:height="0.204cm" svg:x="2.971cm" svg:y="5.953cm" svg:viewBox="0 0 389 205" svg:d="M0 195c0-108 87-195 194-195 106 0 193 85 195 191 0 10-12 15-18 12-3-2-2-7-2-11-2-95-80-172-175-172-96 0-174 79-174 175 0 13-20 13-20 0z">
          <text:p/>
        </draw:path>
        <draw:path draw:style-name="gr5" draw:text-style-name="P5" draw:layer="layout" svg:width="0.232cm" svg:height="0.256cm" svg:x="9.816cm" svg:y="5.066cm" svg:viewBox="0 0 233 257" svg:d="M76 252l-74-113c-3-5-2-12 4-14l212-124c11-6 22 11 10 17l-203 118 68 106c7 11-9 21-17 10z">
          <text:p/>
        </draw:path>
        <draw:path draw:style-name="gr5" draw:text-style-name="P5" draw:layer="layout" svg:width="0.273cm" svg:height="0.211cm" svg:x="9.772cm" svg:y="4.754cm" svg:viewBox="0 0 274 212" svg:d="M4 92l103-90c4-3 10-3 14 2l151 192c8 10-8 22-16 12l-144-184-95 83c-10 9-23-6-13-15z">
          <text:p/>
        </draw:path>
        <draw:path draw:style-name="gr5" draw:text-style-name="P5" draw:layer="layout" svg:width="0.213cm" svg:height="0.214cm" svg:x="10.01cm" svg:y="4.905cm" svg:viewBox="0 0 214 215" svg:d="M107 20c-48 0-87 39-87 87 0 49 39 88 87 88 49 0 88-39 88-88 0-48-39-87-88-87zM107 0c60 0 107 48 107 107 0 60-47 108-107 108-59 0-107-48-107-108 0-59 48-107 107-107z">
          <text:p/>
        </draw:path>
        <draw:path draw:style-name="gr5" draw:text-style-name="P5" draw:layer="layout" svg:width="0.272cm" svg:height="0.208cm" svg:x="9.801cm" svg:y="3.618cm" svg:viewBox="0 0 273 209" svg:d="M3 92l103-90c4-4 11-3 14 2l151 189c8 10-8 22-16 12l-144-181-95 83c-10 9-22-6-13-15z">
          <text:p/>
        </draw:path>
        <draw:path draw:style-name="gr5" draw:text-style-name="P5" draw:layer="layout" svg:width="0.214cm" svg:height="0.214cm" svg:x="10.039cm" svg:y="3.769cm" svg:viewBox="0 0 215 215" svg:d="M108 20c-49 0-88 39-88 87s39 87 88 87c48 0 87-39 87-87s-39-87-87-87zM108 0c59 0 107 48 107 107s-48 108-107 108c-60 0-108-49-108-108s48-107 108-107z">
          <text:p/>
        </draw:path>
        <draw:path draw:style-name="gr5" draw:text-style-name="P5" draw:layer="layout" svg:width="0.942cm" svg:height="0.498cm" svg:x="2.694cm" svg:y="4.638cm" svg:viewBox="0 0 943 499" svg:d="M465 245c0 3 0 5 0 8zM20 53v186h425c5-133 114-239 249-239 138 0 249 112 249 249s-111 250-249 250c-135 0-244-107-249-240h-425v186c0 13-20 13-20 0v-392c0-13 20-13 20 0z">
          <text:p/>
        </draw:path>
        <draw:path draw:style-name="gr5" draw:text-style-name="P5" draw:layer="layout" svg:width="0.832cm" svg:height="0.166cm" svg:x="9.825cm" svg:y="7.138cm" svg:viewBox="0 0 833 167" svg:d="M416 21c-233 0-396 35-396 63s163 63 396 63c234 0 397-35 397-63s-163-63-397-63zM416 0c217 0 417 31 417 84s-200 83-417 83c-216 0-416-30-416-83s200-84 416-84z">
          <text:p/>
        </draw:path>
        <draw:path draw:style-name="gr5" draw:text-style-name="P5" draw:layer="layout" svg:width="0.509cm" svg:height="0.68cm" svg:x="9.338cm" svg:y="7.214cm" svg:viewBox="0 0 510 681" svg:d="M203 303c-136 188-204 342-182 359 22 16 148-96 285-284 137-189 204-342 181-358-22-16-147 95-284 283zM187 291c326-449 462-350 135 98-327 449-461 352-135-98z">
          <text:p/>
        </draw:path>
        <draw:path draw:style-name="gr5" draw:text-style-name="P5" draw:layer="layout" svg:width="0.443cm" svg:height="0.726cm" svg:x="9.407cm" svg:y="6.507cm" svg:viewBox="0 0 444 727" svg:d="M167 395c116 202 229 325 253 311s-27-173-143-374c-117-202-230-326-254-312-24 15 27 174 144 375zM150 405c-278-481-134-564 144-83s133 564-144 83z">
          <text:p/>
        </draw:path>
        <draw:path draw:style-name="gr5" draw:text-style-name="P5" draw:layer="layout" svg:width="0.213cm" svg:height="0.213cm" svg:x="9.891cm" svg:y="6.033cm" svg:viewBox="0 0 214 214" svg:d="M107 19c-48 0-86 39-86 88 0 48 38 87 86 87s87-39 87-87c0-49-39-88-87-88zM107 0c59 0 107 47 107 107 0 59-48 107-107 107s-107-48-107-107c0-60 48-107 107-107z">
          <text:p/>
        </draw:path>
        <draw:path draw:style-name="gr5" draw:text-style-name="P5" draw:layer="layout" svg:width="0.368cm" svg:height="0.771cm" svg:x="9.814cm" svg:y="5.756cm" svg:viewBox="0 0 369 772" svg:d="M159 770l-154-84c-5-3-7-9-4-14l128-219c5 4 11 8 17 10l-123 210 145 80c12 6 2 23-9 17zM216 304l129-220-125-66c-11-6-2-23 10-17l133 71c5 2 7 9 4 13l-134 229c-6-4-11-7-17-10z">
          <text:p/>
        </draw:path>
        <draw:polygon draw:style-name="gr2" draw:text-style-name="P2" draw:layer="layout" svg:width="0.031cm" svg:height="0.274cm" svg:x="10.868cm" svg:y="3.772cm" svg:viewBox="0 0 32 275" draw:points="0,0 32,0 32,275 0,275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8:06:57.677045939</meta:creation-date>
    <dc:date>2024-11-02T18:07:50.025498591</dc:date>
    <meta:editing-duration>PT53S</meta:editing-duration>
    <meta:editing-cycles>1</meta:editing-cycles>
    <meta:document-statistic meta:object-count="149"/>
    <meta:generator>LibreOffice/7.4.7.2$Linux_X86_64 LibreOffice_project/40$Build-2</meta:generator>
  </office:meta>
</office:document-meta>
</file>